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tarSymbol2" svg:font-family="StarSymbol, 'Arial Unicode MS'" style:font-pitch="variable" style:font-charset="x-symbol"/>
    <style:font-face style:name="StarSymbol1" svg:font-family="StarSymbol, 'Arial Unicode MS'" style:font-family-generic="roman" style:font-pitch="variable" style:font-charset="x-symbol"/>
    <style:font-face style:name="AlBany2" svg:font-family="AlBany" style:font-family-generic="swiss"/>
    <style:font-face style:name="AlBany1" svg:font-family="AlBany" style:font-adornments="Fett" style:font-family-generic="swiss"/>
    <style:font-face style:name="Courier New2" svg:font-family="'Courier New'" style:font-family-generic="modern" style:font-pitch="fixed"/>
    <style:font-face style:name="Arial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HG Mincho Light J" svg:font-family="'HG Mincho Light J'" style:font-pitch="variable"/>
    <style:font-face style:name="StarSymbol4" svg:font-family="StarSymbol, 'Arial Unicode MS'" style:font-pitch="variable"/>
    <style:font-face style:name="Thorndale1" svg:font-family="Thorndale" style:font-pitch="variable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adornments="Fett" style:font-family-generic="swiss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3" style:family="graphic" style:parent-style-name="standard" style:list-style-name="L4">
      <style:graphic-properties draw:stroke="none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12cm" draw:shadow-offset-y="0.212cm" draw:shadow-color="#1a006c" draw:shadow-opacity="50%"/>
    </style:style>
    <style:style style:name="gr5" style:family="graphic" style:parent-style-name="standard" style:list-style-name="L4">
      <style:graphic-properties draw:stroke="solid" svg:stroke-width="0.026cm" svg:stroke-color="#000000" draw:stroke-linejoin="miter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1a006c"/>
    </style:style>
    <style:style style:name="gr6" style:family="graphic" style:parent-style-name="standard" style:list-style-name="L4">
      <style:graphic-properties draw:stroke="solid" svg:stroke-width="0.026cm" svg:stroke-color="#000000" draw:stroke-linejoin="miter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1a006c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0099cc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1a006c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9999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1a006c"/>
    </style:style>
    <style:style style:name="gr9" style:family="graphic" style:parent-style-name="standard">
      <style:graphic-properties draw:stroke="solid" svg:stroke-width="0.026cm" svg:stroke-color="#000000" draw:marker-start="msArrowEnd_20_9" draw:marker-start-width="0.35cm" draw:marker-start-center="false" draw:marker-end="msArrowEnd_20_9" draw:marker-end-width="0.35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1a006c"/>
    </style:style>
    <style:style style:name="gr10" style:family="graphic" style:parent-style-name="standard" style:list-style-name="L4">
      <style:graphic-properties draw:stroke="none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11" style:family="graphic" style:parent-style-name="standard" style:list-style-name="L4">
      <style:graphic-properties draw:stroke="solid" svg:stroke-width="0.026cm" svg:stroke-color="#000000" draw:stroke-linejoin="miter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12" style:family="graphic" style:parent-style-name="standard" style:list-style-name="L4">
      <style:graphic-properties draw:stroke="solid" svg:stroke-width="0.026cm" svg:stroke-color="#000000" draw:stroke-linejoin="miter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13" style:family="graphic" style:parent-style-name="standard" style:list-style-name="L4">
      <style:graphic-properties draw:stroke="solid" svg:stroke-width="0.026cm" svg:stroke-color="#000000" draw:stroke-linejoin="miter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14" style:family="graphic" style:parent-style-name="standard" style:list-style-name="L4">
      <style:graphic-properties draw:stroke="solid" svg:stroke-width="0.026cm" svg:stroke-color="#000000" draw:stroke-linejoin="miter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0099cc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9999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17" style:family="graphic" style:parent-style-name="standard">
      <style:graphic-properties draw:stroke="solid" svg:stroke-width="0.026cm" svg:stroke-color="#000000" draw:stroke-linejoin="miter" draw:fill="none" draw:fill-color="#0099cc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1a006c"/>
    </style:style>
    <style:style style:name="gr18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19" style:family="graphic" style:parent-style-name="standard" style:list-style-name="L4">
      <style:graphic-properties draw:stroke="none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20" style:family="graphic" style:parent-style-name="standard">
      <style:graphic-properties draw:stroke="solid" draw:stroke-dash="Dashed_20__28_var_29__20_1" svg:stroke-width="0.026cm" svg:stroke-color="#000000" draw:stroke-linejoin="miter" draw:fill="solid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offset-x="0.212cm" draw:shadow-offset-y="0.212cm" draw:shadow-color="#1a006c" draw:shadow-opacity="50%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="hidden" draw:shadow-color="#1a006c"/>
    </style:style>
    <style:style style:name="gr22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23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1a006c"/>
    </style:style>
    <style:style style:name="gr24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1a006c"/>
    </style:style>
    <style:style style:name="gr25" style:family="graphic" style:parent-style-name="standard" style:list-style-name="L4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1a006c"/>
    </style:style>
    <style:style style:name="gr26" style:family="graphic" style:parent-style-name="standard" style:list-style-name="L4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1a006c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0099cc" draw:textarea-horizontal-align="left" draw:textarea-vertical-align="middle" draw:auto-grow-height="false" fo:padding-top="0.13cm" fo:padding-bottom="0.13cm" fo:padding-left="0.25cm" fo:padding-right="0.25cm" fo:wrap-option="no-wrap" draw:shadow="hidden" draw:shadow-color="#1a006c"/>
    </style:style>
    <style:style style:name="gr28" style:family="graphic" style:parent-style-name="standard" style:list-style-name="L4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1a006c"/>
    </style:style>
    <style:style style:name="gr29" style:family="graphic" style:parent-style-name="standard" style:list-style-name="L4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1a006c"/>
    </style:style>
    <style:style style:name="gr30" style:family="graphic" style:parent-style-name="standard" style:list-style-name="L4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1a006c"/>
    </style:style>
    <style:style style:name="gr31" style:family="graphic" style:parent-style-name="standard" style:list-style-name="L4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1a006c"/>
    </style:style>
    <style:style style:name="gr32" style:family="graphic" style:parent-style-name="standard" style:list-style-name="L4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1a006c"/>
    </style:style>
    <style:style style:name="gr33" style:family="graphic" style:parent-style-name="standard" style:list-style-name="L4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1a006c"/>
    </style:style>
    <style:style style:name="gr34" style:family="graphic" style:parent-style-name="standard" style:list-style-name="L4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1a006c"/>
    </style:style>
    <style:style style:name="gr35" style:family="graphic" style:parent-style-name="standard">
      <style:graphic-properties draw:stroke="solid" svg:stroke-width="0.026cm" svg:stroke-color="#000000" draw:marker-start="msArrowEnd_20_9" draw:marker-start-width="0.35cm" draw:marker-start-center="false" draw:marker-end="msArrowEnd_20_9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1a006c"/>
    </style:style>
    <style:style style:name="gr36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37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38" style:family="graphic" style:parent-style-name="standard">
      <style:graphic-properties draw:stroke="solid" svg:stroke-width="0.035cm" svg:stroke-color="#000000" draw:stroke-linejoin="miter" draw:fill="solid" draw:fill-color="#99ccff" draw:textarea-horizontal-align="left" draw:textarea-vertical-align="top" draw:auto-grow-height="false" fo:padding-top="0.13cm" fo:padding-bottom="0.13cm" fo:padding-left="0.25cm" fo:padding-right="0.25cm" fo:wrap-option="wrap" draw:shadow="visible" draw:shadow-offset-x="0.212cm" draw:shadow-offset-y="0.212cm" draw:shadow-color="#ffffff" draw:shadow-opacity="50%"/>
    </style:style>
    <style:style style:name="gr3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0" style:family="graphic" style:parent-style-name="standard">
      <style:graphic-properties draw:stroke="solid" svg:stroke-width="0.035cm" svg:stroke-color="#000000" draw:stroke-linejoin="miter" draw:fill="solid" draw:fill-color="#99ccff" draw:textarea-horizontal-align="left" draw:textarea-vertical-align="top" draw:auto-grow-height="false" fo:padding-top="0.13cm" fo:padding-bottom="0.13cm" fo:padding-left="0.25cm" fo:padding-right="0.25cm" fo:wrap-option="wrap" draw:shadow="hidden" draw:shadow-offset-x="0.212cm" draw:shadow-offset-y="0.212cm" draw:shadow-opacity="50%"/>
    </style:style>
    <style:style style:name="gr41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2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43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44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4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6" style:family="graphic" style:parent-style-name="standard">
      <style:graphic-properties draw:stroke="dash" draw:stroke-dash="Dashed_20__28_var_29__20_1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7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8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9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lyt-cool-title">
      <style:graphic-properties draw:fill-color="#ffffff" draw:auto-grow-height="true" fo:min-height="3.171cm"/>
    </style:style>
    <style:style style:name="pr2" style:family="presentation" style:parent-style-name="lyt-cool-outline1">
      <style:graphic-properties draw:fill-color="#ffffff" draw:auto-grow-height="true" fo:min-height="11.963cm"/>
    </style:style>
    <style:style style:name="pr3" style:family="presentation" style:parent-style-name="lyt-cool-notes">
      <style:graphic-properties draw:fill-color="#ffffff" fo:min-height="11.41cm"/>
    </style:style>
    <style:style style:name="pr4" style:family="presentation" style:parent-style-name="lyt-cool-title">
      <style:graphic-properties draw:fill-color="#ffffff" draw:auto-grow-height="true" fo:min-height="3cm"/>
    </style:style>
    <style:style style:name="pr5" style:family="presentation" style:parent-style-name="lyt-cool-outline1">
      <style:graphic-properties draw:fill-color="#ffffff" fo:min-height="13.501cm"/>
    </style:style>
    <style:style style:name="pr6" style:family="presentation" style:parent-style-name="lyt-cool-title">
      <style:graphic-properties draw:fill-color="#ffffff" fo:min-height="3.001cm"/>
    </style:style>
    <style:style style:name="pr7" style:family="presentation" style:parent-style-name="lyt-cool-outline1">
      <style:graphic-properties draw:fill-color="#ffffff" fo:min-height="13.915cm"/>
    </style:style>
    <style:style style:name="pr8" style:family="presentation" style:parent-style-name="lyt-cool-outline1">
      <style:graphic-properties draw:fill-color="#ffffff" draw:auto-grow-height="true" fo:min-height="13.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loext:graphic-properties draw:fill-color="#ffffff"/>
      <style:paragraph-properties fo:margin-left="1.2cm" fo:margin-right="0cm" fo:text-indent="-0.9cm"/>
    </style:style>
    <style:style style:name="P6" style:family="paragraph">
      <loext:graphic-properties draw:fill-color="#ffffff"/>
      <style:paragraph-properties fo:margin-left="1.2cm" fo:margin-right="0cm" fo:text-indent="-0.9cm"/>
      <style:text-properties fo:font-size="28pt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99cc"/>
      <style:paragraph-properties fo:margin-left="0cm" fo:margin-right="0cm" fo:line-height="100%" fo:text-indent="0cm" style:writing-mode="lr-tb"/>
      <style:text-properties fo:color="#000000"/>
    </style:style>
    <style:style style:name="P9" style:family="paragraph">
      <loext:graphic-properties draw:fill="solid" draw:fill-color="#99ccff"/>
      <style:paragraph-properties style:writing-mode="lr-tb"/>
    </style:style>
    <style:style style:name="P10" style:family="paragraph">
      <style:paragraph-properties fo:margin-left="0cm" fo:margin-right="0cm" fo:line-height="100%" fo:text-align="center" fo:text-indent="0cm"/>
    </style:style>
    <style:style style:name="P11" style:family="paragraph">
      <loext:graphic-properties draw:fill="none" draw:fill-color="#0099cc"/>
      <style:paragraph-properties fo:margin-left="0cm" fo:margin-right="0cm" fo:line-height="100%" fo:text-align="center" fo:text-indent="0cm" style:writing-mode="lr-tb"/>
      <style:text-properties fo:color="#000000"/>
    </style:style>
    <style:style style:name="P12" style:family="paragraph">
      <loext:graphic-properties draw:fill="solid" draw:fill-color="#0099cc"/>
      <style:paragraph-properties style:writing-mode="lr-tb"/>
    </style:style>
    <style:style style:name="P13" style:family="paragraph">
      <loext:graphic-properties draw:fill="solid" draw:fill-color="#9999ff"/>
      <style:paragraph-properties style:writing-mode="lr-tb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-color="#ffffff"/>
      <style:paragraph-properties fo:margin-left="0cm" fo:margin-right="0cm" fo:text-align="center" fo:text-indent="0cm"/>
      <style:text-properties style:font-name="AlBany2" fo:font-size="44pt" fo:font-weight="bold"/>
    </style:style>
    <style:style style:name="P17" style:family="paragraph">
      <loext:graphic-properties draw:fill="none" draw:fill-color="#0099cc"/>
      <style:paragraph-properties fo:margin-left="0cm" fo:margin-right="0cm" fo:line-height="100%" fo:text-indent="0cm" style:writing-mode="lr-tb"/>
      <style:text-properties fo:color="#000000" fo:font-size="28pt"/>
    </style:style>
    <style:style style:name="P18" style:family="paragraph">
      <loext:graphic-properties draw:fill="none" draw:fill-color="#0099cc"/>
      <style:paragraph-properties style:writing-mode="lr-tb"/>
    </style:style>
    <style:style style:name="P19" style:family="paragraph">
      <loext:graphic-properties draw:fill="none" draw:fill-color="#0099cc"/>
      <style:paragraph-properties fo:margin-left="0cm" fo:margin-right="0cm" fo:line-height="100%" fo:text-indent="0cm" style:writing-mode="lr-tb"/>
      <style:text-properties fo:color="#000000" fo:font-size="22pt"/>
    </style:style>
    <style:style style:name="P20" style:family="paragraph">
      <loext:graphic-properties draw:fill="solid" draw:fill-color="#ffffff"/>
      <style:paragraph-properties style:writing-mode="lr-tb"/>
    </style:style>
    <style:style style:name="P21" style:family="paragraph">
      <style:paragraph-properties fo:margin-left="0cm" fo:margin-right="0cm" fo:line-height="100%" fo:text-indent="0cm" style:writing-mode="lr-tb"/>
    </style:style>
    <style:style style:name="P22" style:family="paragraph">
      <style:paragraph-properties fo:margin-left="0cm" fo:margin-right="0cm" fo:line-height="100%" fo:text-align="center" fo:text-indent="0cm" style:writing-mode="lr-tb"/>
    </style:style>
    <style:style style:name="P23" style:family="paragraph">
      <loext:graphic-properties draw:fill="solid" draw:fill-color="#99ccff"/>
      <style:paragraph-properties fo:margin-left="0cm" fo:margin-right="0cm" fo:line-height="100%" fo:text-align="center" fo:text-indent="0cm" style:writing-mode="lr-tb"/>
      <style:text-properties fo:color="#000000"/>
    </style:style>
    <style:style style:name="P24" style:family="paragraph">
      <loext:graphic-properties draw:fill="solid" draw:fill-color="#99ccff"/>
      <style:paragraph-properties fo:margin-left="0cm" fo:margin-right="0cm" fo:line-height="100%" fo:text-align="center" fo:text-indent="0cm" style:writing-mode="lr-tb"/>
      <style:text-properties fo:color="#000000" fo:font-size="24pt"/>
    </style:style>
    <style:style style:name="P25" style:family="paragraph">
      <style:paragraph-properties fo:margin-left="0cm" fo:margin-right="0cm" fo:line-height="90%" fo:text-indent="0cm"/>
    </style:style>
    <style:style style:name="P26" style:family="paragraph">
      <loext:graphic-properties draw:fill-color="#ffffff"/>
      <style:paragraph-properties fo:margin-left="1.2cm" fo:margin-right="0cm" fo:line-height="90%" fo:text-indent="-0.9cm"/>
    </style:style>
    <style:style style:name="P27" style:family="paragraph">
      <style:paragraph-properties fo:margin-left="0cm" fo:margin-right="0cm" fo:line-height="100%" fo:text-align="justify" fo:text-indent="0cm"/>
    </style:style>
    <style:style style:name="P28" style:family="paragraph">
      <loext:graphic-properties draw:fill="none" draw:fill-color="#ffffff"/>
      <style:paragraph-properties fo:margin-left="0cm" fo:margin-right="0cm" fo:line-height="100%" fo:text-align="justify" fo:text-indent="0cm" style:writing-mode="lr-tb"/>
      <style:text-properties fo:color="#000000"/>
    </style:style>
    <style:style style:name="P29" style:family="paragraph">
      <loext:graphic-properties draw:fill="none" draw:fill-color="#ffffff"/>
      <style:paragraph-properties fo:margin-left="0cm" fo:margin-right="0cm" fo:line-height="100%" fo:text-indent="0cm" style:writing-mode="lr-tb"/>
      <style:text-properties fo:color="#000000"/>
    </style:style>
    <style:style style:name="T1" style:family="text">
      <style:text-properties fo:font-size="22pt"/>
    </style:style>
    <style:style style:name="T2" style:family="text">
      <style:text-properties fo:font-size="28pt" style:font-size-asian="20pt" style:font-size-complex="20pt"/>
    </style:style>
    <style:style style:name="T3" style:family="text">
      <style:text-properties fo:font-size="28pt" style:font-size-asian="18pt" style:font-size-complex="18pt"/>
    </style:style>
    <style:style style:name="T4" style:family="text">
      <style:text-properties fo:color="#000000" style:font-name="Arial"/>
    </style:style>
    <style:style style:name="T5" style:family="text">
      <style:text-properties fo:color="#000000" style:font-name="Arial" fo:font-size="18pt" fo:font-style="italic" style:font-size-asian="18pt" style:font-size-complex="18pt"/>
    </style:style>
    <style:style style:name="T6" style:family="text">
      <style:text-properties style:font-name="AlBany2" fo:font-size="44pt" fo:font-weight="bold"/>
    </style:style>
    <style:style style:name="T7" style:family="text">
      <style:text-properties fo:color="#000000" style:font-name="Arial" fo:font-size="28pt"/>
    </style:style>
    <style:style style:name="T8" style:family="text">
      <style:text-properties fo:color="#000000" style:font-name="Arial" fo:font-size="22pt" fo:font-style="italic" style:font-size-asian="18pt" style:font-size-complex="18pt"/>
    </style:style>
    <style:style style:name="T9" style:family="text">
      <style:text-properties fo:language="fr" fo:country="FR"/>
    </style:style>
    <style:style style:name="T10" style:family="text">
      <style:text-properties fo:color="#000000" style:font-name="Arial" fo:font-size="18pt" style:font-size-asian="18pt" style:font-size-complex="18pt"/>
    </style:style>
    <style:style style:name="T11" style:family="text">
      <style:text-properties fo:color="#000000" style:font-name="Arial" fo:font-size="24pt" style:font-size-asian="18pt" style:font-size-complex="18pt"/>
    </style:style>
    <style:style style:name="T12" style:family="text">
      <style:text-properties fo:color="#000000" style:font-name="Arial" fo:font-size="18pt" fo:language="fr" fo:country="FR" style:font-size-asian="18pt" style:font-size-complex="18pt"/>
    </style:style>
    <style:style style:name="T13" style:family="text">
      <style:text-properties fo:color="#000000" style:font-name="Arial" fo:font-size="20pt" style:font-size-asian="20pt" style:font-size-complex="20pt"/>
    </style:style>
    <style:style style:name="T14" style:family="text">
      <style:text-properties fo:color="#000000" style:font-name="Arial" fo:font-size="12pt" fo:font-weight="bold" style:font-size-asian="12pt" style:font-size-complex="12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Centre Universitaire JF Champollion - L3 MIA info</presentation:footer-decl>
      <draw:page draw:name="page1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3.656cm" svg:height="3.171cm" svg:x="3.036cm" svg:y="2.395cm" presentation:class="title" presentation:user-transformed="true">
          <draw:text-box>
            <text:p text:style-name="P1">Architecture des Systèmes</text:p>
          </draw:text-box>
        </draw:frame>
        <draw:frame presentation:style-name="pr2" draw:text-style-name="P5" draw:layer="layout" svg:width="23.656cm" svg:height="11.963cm" svg:x="3.036cm" svg:y="6.278cm" presentation:class="outline" presentation:user-transformed="true">
          <draw:text-box>
            <text:p text:style-name="P3">L3 Informatique</text:p>
            <text:p text:style-name="P3">Partie III : Entrées/Sorties et interfaces</text:p>
            <text:p text:style-name="P4"/>
            <text:p text:style-name="P4">Nicolas Garric - <text:a xlink:href="mailto:nicolas.garric@univ-jfc.fr" xlink:type="simple">nicolas.garric@univ-jfc.fr</text:a></text:p>
            <text:p text:style-name="P4"/>
            <text:p text:style-name="P4"><text:span text:style-name="T1"/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2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Pourquoi faut-il des interfaces ?</text:p>
          </draw:text-box>
        </draw:frame>
        <draw:frame presentation:style-name="pr5" draw:text-style-name="P6" draw:layer="layout" svg:width="25.665cm" svg:height="13.501cm" svg:x="2.536cm" svg:y="4.8cm" presentation:class="outline" presentation:user-transformed="true">
          <draw:text-box>
            <text:list text:style-name="L2">
              <text:list-item>
                <text:p text:style-name="P1"><text:span text:style-name="T2">Variété des signaux fournis par les périphériques (n</text:span><text:span text:style-name="T3">umérique, analogique, un seul bit, …)</text:span></text:p>
              </text:list-item>
              <text:list-item>
                <text:p text:style-name="P1"><text:span text:style-name="T2">Le processeur lui-même ne peut incorporer toutes les interfaces nécessaires</text:span></text:p>
              </text:list-item>
              <text:list-item>
                <text:p text:style-name="P1"><text:span text:style-name="T2">Le processeur fournit un standard de communication (le bus système)</text:span></text:p>
              </text:list-item>
              <text:list-item>
                <text:p text:style-name="P1"><text:span text:style-name="T2">Les circuits d'interface</text:span></text:p>
                <text:list>
                  <text:list-item>
                    <text:p text:style-name="P1"><text:span text:style-name="T3">d'un côté, contrôlés via le bus système</text:span></text:p>
                  </text:list-item>
                  <text:list-item>
                    <text:p text:style-name="P1"><text:span text:style-name="T3">de l'autre côté, conformes au standard de certains périphériques ('USB, FireWire, 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Structure générale d'une interface</text:p>
          </draw:text-box>
        </draw:frame>
        <draw:custom-shape draw:style-name="gr2" draw:text-style-name="P8" draw:layer="layout" svg:width="5.908cm" svg:height="3.093cm" svg:x="3.011cm" svg:y="7.325cm">
          <text:p text:style-name="P7"><text:span text:style-name="T4">Liaison vers le</text:span></text:p>
          <text:p text:style-name="P7"><text:span text:style-name="T4">processeur</text:span></text:p>
          <text:p text:style-name="P7"><text:span text:style-name="T4">(bus)</text:span></text:p>
          <draw:enhanced-geometry svg:viewBox="0 0 21600 21600" draw:type="mso-spt202" draw:enhanced-path="M 0 0 L 21600 0 21600 21600 0 21600 0 0 Z N"/>
        </draw:custom-shape>
        <draw:custom-shape draw:style-name="gr3" draw:text-style-name="P8" draw:layer="layout" svg:width="5.908cm" svg:height="2.149cm" svg:x="20.011cm" svg:y="12.325cm">
          <text:p text:style-name="P7"><text:span text:style-name="T4">Liaison vers le</text:span></text:p>
          <text:p text:style-name="P7"><text:span text:style-name="T4">périphérique</text:span></text:p>
          <draw:enhanced-geometry svg:viewBox="0 0 21600 21600" draw:type="mso-spt202" draw:enhanced-path="M 0 0 L 21600 0 21600 21600 0 21600 0 0 Z N"/>
        </draw:custom-shape>
        <draw:custom-shape draw:style-name="gr4" draw:text-style-name="P9" draw:layer="layout" svg:width="8.397cm" svg:height="9.996cm" svg:x="10.395cm" svg:y="7.3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7.399cm" svg:height="3.093cm" svg:x="10.797cm" svg:y="13.772cm">
          <text:p text:style-name="P10"><text:span text:style-name="T4">Registre ou tampon de données</text:span></text:p>
          <draw:enhanced-geometry svg:viewBox="0 0 21600 21600" draw:type="mso-spt202" draw:enhanced-path="M 0 0 L 21600 0 21600 21600 0 21600 0 0 Z N"/>
        </draw:custom-shape>
        <draw:custom-shape draw:style-name="gr6" draw:text-style-name="P11" draw:layer="layout" svg:width="7.4cm" svg:height="2.149cm" svg:x="10.801cm" svg:y="7.924cm">
          <text:p text:style-name="P10"><text:span text:style-name="T4">Registres d'état </text:span></text:p>
          <text:p text:style-name="P10"><text:span text:style-name="T4">et de contrôle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9.401cm" svg:height="1.001cm" svg:x="4.2cm" svg:y="11.527cm">
          <text:p/>
          <draw:enhanced-geometry svg:viewBox="0 0 21600 21600" draw:text-areas="?f5 ?f1 ?f6 ?f3" draw:type="left-right-arrow" draw:modifiers="2178 72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3" draw:layer="layout" svg:width="9cm" svg:height="1.001cm" svg:x="14.999cm" svg:y="11.527cm">
          <text:p/>
          <draw:enhanced-geometry svg:viewBox="0 0 21600 21600" draw:text-areas="?f5 ?f1 ?f6 ?f3" draw:type="left-right-arrow" draw:modifiers="2773 637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9" draw:text-style-name="P14" draw:layer="layout" svg:x1="16.803cm" svg:y1="12.122cm" svg:x2="16.803cm" svg:y2="13.723cm">
          <text:p/>
        </draw:line>
        <draw:line draw:style-name="gr9" draw:text-style-name="P14" draw:layer="layout" svg:x1="12cm" svg:y1="12.127cm" svg:x2="11.995cm" svg:y2="13.727cm">
          <text:p/>
        </draw:line>
        <draw:line draw:style-name="gr9" draw:text-style-name="P14" draw:layer="layout" svg:x1="12.005cm" svg:y1="10.323cm" svg:x2="12.001cm" svg:y2="11.924cm">
          <text:p/>
        </draw:line>
        <draw:custom-shape draw:style-name="gr10" draw:text-style-name="P8" draw:layer="layout" svg:width="5.434cm" svg:height="2.382cm" svg:x="3.004cm" svg:y="12.528cm">
          <text:p text:style-name="P7"><text:span text:style-name="T5">Ordre de contrôle</text:span></text:p>
          <text:p text:style-name="P7"><text:span text:style-name="T5">Situations d'état</text:span></text:p>
          <text:p text:style-name="P7"><text:span text:style-name="T5">Donnée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16" draw:layer="layout" svg:width="26cm" svg:height="3.001cm" svg:x="2cm" svg:y="1.5cm" presentation:class="title" presentation:user-transformed="true">
          <draw:text-box>
            <text:p text:style-name="P15"><text:span text:style-name="T6">Un bus pour les interfaces (1)</text:span></text:p>
          </draw:text-box>
        </draw:frame>
        <draw:frame presentation:style-name="pr7" draw:text-style-name="P6" draw:layer="layout" svg:width="26.201cm" svg:height="13.923cm" svg:x="2.3cm" svg:y="4.661cm" presentation:class="outline" presentation:user-transformed="true">
          <draw:text-box>
            <text:list text:style-name="L2">
              <text:list-item>
                <text:p text:style-name="P1">Il faut un bus différent du bus système pour les interfaces :</text:p>
                <text:list>
                  <text:list-item>
                    <text:p text:style-name="P1">car les interfaces nécessitent peu de bande passante par rapport au processeur</text:p>
                  </text:list-item>
                  <text:list-item>
                    <text:p text:style-name="P1">les périphériques sont lents par rapport au bus système :</text:p>
                    <text:list>
                      <text:list-item>
                        <text:p text:style-name="P1">lien série : 56 kbit/s</text:p>
                      </text:list-item>
                      <text:list-item>
                        <text:p text:style-name="P1">ADSL : 20 Mbit/s</text:p>
                      </text:list-item>
                      <text:list-item>
                        <text:p text:style-name="P1">processeur : 400 Mbit/s</text:p>
                      </text:list-item>
                    </text:list>
                  </text:list-item>
                  <text:list-item>
                    <text:p text:style-name="P1">Bus d'interfaces standards</text:p>
                    <text:list>
                      <text:list-item>
                        <text:p text:style-name="P1">PCI</text:p>
                      </text:list-item>
                      <text:list-item>
                        <text:p text:style-name="P1">APB (Advanced Peripheral Bu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16" draw:layer="layout" svg:width="26cm" svg:height="3.001cm" svg:x="2cm" svg:y="1.5cm" presentation:class="title" presentation:user-transformed="true">
          <draw:text-box>
            <text:p text:style-name="P15"><text:span text:style-name="T6">Un bus pour les interfaces (2) </text:span></text:p>
          </draw:text-box>
        </draw:frame>
        <draw:custom-shape draw:style-name="gr11" draw:text-style-name="P17" draw:layer="layout" svg:width="5.506cm" svg:height="1.358cm" svg:x="13.031cm" svg:y="6.753cm">
          <text:p text:style-name="P7"><text:span text:style-name="T7">Processeur</text:span></text:p>
          <draw:enhanced-geometry svg:viewBox="0 0 21600 21600" draw:type="mso-spt202" draw:enhanced-path="M 0 0 L 21600 0 21600 21600 0 21600 0 0 Z N"/>
        </draw:custom-shape>
        <draw:custom-shape draw:style-name="gr12" draw:text-style-name="P17" draw:layer="layout" svg:width="2.534cm" svg:height="1.358cm" svg:x="14.377cm" svg:y="10.273cm">
          <text:p text:style-name="P7"><text:span text:style-name="T7">Pont</text:span></text:p>
          <draw:enhanced-geometry svg:viewBox="0 0 21600 21600" draw:type="mso-spt202" draw:enhanced-path="M 0 0 L 21600 0 21600 21600 0 21600 0 0 Z N"/>
        </draw:custom-shape>
        <draw:custom-shape draw:style-name="gr13" draw:text-style-name="P17" draw:layer="layout" svg:width="4.299cm" svg:height="1.358cm" svg:x="9.79cm" svg:y="12.252cm">
          <text:p text:style-name="P7"><text:span text:style-name="T7">interface</text:span></text:p>
          <draw:enhanced-geometry svg:viewBox="0 0 21600 21600" draw:type="mso-spt202" draw:enhanced-path="M 0 0 L 21600 0 21600 21600 0 21600 0 0 Z N"/>
        </draw:custom-shape>
        <draw:custom-shape draw:style-name="gr14" draw:text-style-name="P17" draw:layer="layout" svg:width="4.299cm" svg:height="1.358cm" svg:x="9.79cm" svg:y="14.016cm">
          <text:p text:style-name="P7"><text:span text:style-name="T7">interface</text:span></text:p>
          <draw:enhanced-geometry svg:viewBox="0 0 21600 21600" draw:type="mso-spt202" draw:enhanced-path="M 0 0 L 21600 0 21600 21600 0 21600 0 0 Z N"/>
        </draw:custom-shape>
        <draw:custom-shape draw:style-name="gr15" draw:text-style-name="P12" draw:layer="layout" svg:width="0.75cm" svg:height="2.024cm" svg:x="15.25cm" svg:y="8.24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3" draw:layer="layout" svg:width="2.377cm" svg:height="0.922cm" svg:x="7.373cm" svg:y="12.3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3" draw:layer="layout" svg:width="2.377cm" svg:height="0.922cm" svg:x="7.373cm" svg:y="14.03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8" draw:layer="layout" svg:width="0.75cm" svg:height="4.083cm" svg:x="15.378cm" svg:y="11.6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8" draw:layer="layout" svg:width="1.35cm" svg:height="0.499cm" svg:x="14.152cm" svg:y="12.62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8" draw:layer="layout" svg:width="1.35cm" svg:height="0.498cm" svg:x="14.152cm" svg:y="14.45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9" draw:layer="layout" svg:width="4.943cm" svg:height="1.12cm" svg:x="15.597cm" svg:y="8.531cm">
          <text:p text:style-name="P7"><text:span text:style-name="T8">Bus système</text:span></text:p>
          <draw:enhanced-geometry svg:viewBox="0 0 21600 21600" draw:type="mso-spt202" draw:enhanced-path="M 0 0 L 21600 0 21600 21600 0 21600 0 0 Z N"/>
        </draw:custom-shape>
        <draw:custom-shape draw:style-name="gr19" draw:text-style-name="P19" draw:layer="layout" svg:width="6.763cm" svg:height="1.979cm" svg:x="15.964cm" svg:y="12.886cm">
          <text:p text:style-name="P7"><text:span text:style-name="T8">Bus périphériques</text:span></text:p>
          <text:p text:style-name="P7"><text:span text:style-name="T8">Ex : PCI, APB, …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Architecture de l' AT91x40 (1)</text:p>
          </draw:text-box>
        </draw:frame>
        <draw:frame presentation:style-name="pr8" draw:text-style-name="P5" draw:layer="layout" svg:width="23.656cm" svg:height="13.5cm" svg:x="3.036cm" svg:y="5cm" presentation:class="outline" presentation:user-transformed="true">
          <draw:text-box>
            <text:list text:style-name="L2">
              <text:list-item>
                <text:p text:style-name="P1"><text:span text:style-name="T9"><text:s/></text:span><text:span text:style-name="T9">Les circuits de la série AT91X40 d'ATMEL (utilisé en TP) contiennent :</text:span></text:p>
                <text:list>
                  <text:list-item>
                    <text:p text:style-name="P1"><text:span text:style-name="T9">1 processeur ARM7TDMI</text:span></text:p>
                  </text:list-item>
                  <text:list-item>
                    <text:p text:style-name="P1"><text:span text:style-name="T9">1 AIC</text:span></text:p>
                  </text:list-item>
                  <text:list-item>
                    <text:p text:style-name="P1"><text:span text:style-name="T9">2 USART (liens série)</text:span></text:p>
                  </text:list-item>
                  <text:list-item>
                    <text:p text:style-name="P1"><text:span text:style-name="T9">1 PIO (port // )</text:span></text:p>
                  </text:list-item>
                  <text:list-item>
                    <text:p text:style-name="P1"><text:span text:style-name="T9">3 timer</text:span></text:p>
                  </text:list-item>
                  <text:list-item>
                    <text:p text:style-name="P1"><text:span text:style-name="T9">1 watchdog</text:span></text:p>
                  </text:list-item>
                  <text:list-item>
                    <text:p text:style-name="P1"><text:span text:style-name="T9">et un bus externe pour en connecter d'aut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Architecture de l' AT91x40 (2)</text:p>
          </draw:text-box>
        </draw:frame>
        <draw:custom-shape draw:style-name="gr20" draw:text-style-name="P20" draw:layer="layout" svg:width="19.376cm" svg:height="13cm" svg:x="4.925cm" svg:y="5.67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.377cm" svg:height="1.6cm" svg:x="5.6cm" svg:y="7.15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852cm" svg:height="1.205cm" svg:x="5.827cm" svg:y="7.404cm">
          <text:p text:style-name="P21"><text:span text:style-name="T4">ARM7</text:span></text:p>
          <draw:enhanced-geometry svg:viewBox="0 0 21600 21600" draw:type="mso-spt202" draw:enhanced-path="M 0 0 L 21600 0 21600 21600 0 21600 0 0 Z N"/>
        </draw:custom-shape>
        <draw:custom-shape draw:style-name="gr21" draw:text-style-name="P9" draw:layer="layout" svg:width="3.377cm" svg:height="1.601cm" svg:x="5.6cm" svg:y="9.05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3.003cm" svg:height="1.205cm" svg:x="5.974cm" svg:y="9.25cm">
          <text:p text:style-name="P21"><text:span text:style-name="T4">Flash</text:span></text:p>
          <draw:enhanced-geometry svg:viewBox="0 0 21600 21600" draw:type="mso-spt202" draw:enhanced-path="M 0 0 L 21600 0 21600 21600 0 21600 0 0 Z N"/>
        </draw:custom-shape>
        <draw:custom-shape draw:style-name="gr21" draw:text-style-name="P9" draw:layer="layout" svg:width="3.377cm" svg:height="1.601cm" svg:x="5.6cm" svg:y="10.85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2.62cm" svg:height="1.205cm" svg:x="6.177cm" svg:y="11.054cm">
          <text:p text:style-name="P21"><text:span text:style-name="T4">RAM</text:span></text:p>
          <draw:enhanced-geometry svg:viewBox="0 0 21600 21600" draw:type="mso-spt202" draw:enhanced-path="M 0 0 L 21600 0 21600 21600 0 21600 0 0 Z N"/>
        </draw:custom-shape>
        <draw:custom-shape draw:style-name="gr25" draw:text-style-name="P23" draw:layer="layout" svg:width="3.377cm" svg:height="1.601cm" svg:x="5.6cm" svg:y="12.65cm">
          <text:p text:style-name="P22"><text:span text:style-name="T10">contrôleur</text:span></text:p>
          <text:p text:style-name="P22"><text:span text:style-name="T10">bus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3.377cm" svg:height="1.601cm" svg:x="5.6cm" svg:y="14.652cm">
          <text:p text:style-name="P22"><text:span text:style-name="T10">interface</text:span></text:p>
          <text:p text:style-name="P22"><text:span text:style-name="T10">bus externe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1.8cm" svg:height="0.803cm" svg:x="3.8cm" svg:y="15.2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12" draw:layer="layout" svg:width="1.8cm" svg:height="0.803cm" svg:x="8.977cm" svg:y="9.45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12" draw:layer="layout" svg:width="1.8cm" svg:height="0.803cm" svg:x="8.977cm" svg:y="7.8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12" draw:layer="layout" svg:width="1.8cm" svg:height="0.803cm" svg:x="8.977cm" svg:y="12.85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12" draw:layer="layout" svg:width="1.8cm" svg:height="0.803cm" svg:x="8.977cm" svg:y="11.2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12" draw:layer="layout" svg:width="1.8cm" svg:height="0.803cm" svg:x="8.977cm" svg:y="14.8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12" draw:layer="layout" svg:width="0.798cm" svg:height="11.8cm" svg:x="10.578cm" svg:y="6.252cm">
          <text:p/>
          <draw:enhanced-geometry svg:viewBox="0 0 21600 21600" draw:text-areas="?f0 ?f8 ?f2 ?f9" draw:type="up-down-arrow" draw:modifiers="6444 1808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24" draw:layer="layout" svg:width="3.003cm" svg:height="1.601cm" svg:x="13.176cm" svg:y="7.451cm">
          <text:p text:style-name="P22"><text:span text:style-name="T11">pont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1.799cm" svg:height="0.803cm" svg:x="11.178cm" svg:y="7.8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12" draw:layer="layout" svg:width="1.799cm" svg:height="0.803cm" svg:x="16.179cm" svg:y="7.8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12" draw:layer="layout" svg:width="0.798cm" svg:height="11.8cm" svg:x="17.779cm" svg:y="6.252cm">
          <text:p/>
          <draw:enhanced-geometry svg:viewBox="0 0 21600 21600" draw:text-areas="?f0 ?f8 ?f2 ?f9" draw:type="up-down-arrow" draw:modifiers="6444 1808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12" draw:layer="layout" svg:width="1.799cm" svg:height="0.802cm" svg:x="18.379cm" svg:y="9.0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12" draw:layer="layout" svg:width="1.799cm" svg:height="0.802cm" svg:x="18.379cm" svg:y="7.25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23" draw:layer="layout" svg:width="3.003cm" svg:height="1.601cm" svg:x="20.178cm" svg:y="6.851cm">
          <text:p text:style-name="P22"><text:span text:style-name="T10">AIC</text:span></text:p>
          <draw:enhanced-geometry svg:viewBox="0 0 21600 21600" draw:type="rectangle" draw:enhanced-path="M 0 0 L 21600 0 21600 21600 0 21600 0 0 Z N"/>
        </draw:custom-shape>
        <draw:custom-shape draw:style-name="gr30" draw:text-style-name="P23" draw:layer="layout" svg:width="3.003cm" svg:height="1.6cm" svg:x="20.178cm" svg:y="8.651cm">
          <text:p text:style-name="P22"><text:span text:style-name="T10">USART0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3.003cm" svg:height="1.6cm" svg:x="20.178cm" svg:y="10.45cm">
          <text:p text:style-name="P22"><text:span text:style-name="T10">USART1</text:span></text:p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3.003cm" svg:height="1.601cm" svg:x="20.178cm" svg:y="12.249cm">
          <text:p text:style-name="P22"><text:span text:style-name="T10">PIO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3.003cm" svg:height="1.601cm" svg:x="20.178cm" svg:y="14.048cm">
          <text:p text:style-name="P22"><text:span text:style-name="T10">Timer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3.003cm" svg:height="1.601cm" svg:x="20.178cm" svg:y="15.847cm">
          <text:p text:style-name="P22"><text:span text:style-name="T12">watchdog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1.799cm" svg:height="0.803cm" svg:x="18.379cm" svg:y="10.85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12" draw:layer="layout" svg:width="1.799cm" svg:height="0.803cm" svg:x="18.379cm" svg:y="12.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12" draw:layer="layout" svg:width="1.799cm" svg:height="0.803cm" svg:x="18.379cm" svg:y="14.4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12" draw:layer="layout" svg:width="1.799cm" svg:height="0.802cm" svg:x="18.379cm" svg:y="16.2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5" draw:text-style-name="P14" draw:layer="layout" svg:x1="23.177cm" svg:y1="9.453cm" svg:x2="25.179cm" svg:y2="9.453cm">
          <text:p/>
        </draw:line>
        <draw:line draw:style-name="gr35" draw:text-style-name="P14" draw:layer="layout" svg:x1="23.177cm" svg:y1="11.252cm" svg:x2="25.179cm" svg:y2="11.252cm">
          <text:p/>
        </draw:line>
        <draw:line draw:style-name="gr35" draw:text-style-name="P14" draw:layer="layout" svg:x1="23.177cm" svg:y1="13.051cm" svg:x2="25.179cm" svg:y2="13.051cm">
          <text:p/>
        </draw:line>
        <draw:line draw:style-name="gr35" draw:text-style-name="P14" draw:layer="layout" svg:x1="23.177cm" svg:y1="14.851cm" svg:x2="25.179cm" svg:y2="14.851cm">
          <text:p/>
        </draw:line>
        <draw:line draw:style-name="gr35" draw:text-style-name="P14" draw:layer="layout" svg:x1="23.177cm" svg:y1="16.65cm" svg:x2="25.179cm" svg:y2="16.65cm">
          <text:p/>
        </draw:line>
        <draw:line draw:style-name="gr35" draw:text-style-name="P14" draw:layer="layout" svg:x1="23.177cm" svg:y1="7.654cm" svg:x2="25.179cm" svg:y2="7.654cm">
          <text:p/>
        </draw:line>
        <draw:line draw:style-name="gr35" draw:text-style-name="P14" draw:layer="layout" svg:x1="23.177cm" svg:y1="14.851cm" svg:x2="25.179cm" svg:y2="14.851cm">
          <text:p/>
        </draw:line>
        <draw:custom-shape draw:style-name="gr36" draw:text-style-name="P8" draw:layer="layout" svg:width="1.912cm" svg:height="1.053cm" svg:x="11.326cm" svg:y="12.037cm">
          <text:p text:style-name="P21"><text:span text:style-name="T13">ASB</text:span></text:p>
          <draw:enhanced-geometry svg:viewBox="0 0 21600 21600" draw:type="mso-spt202" draw:enhanced-path="M 0 0 L 21600 0 21600 21600 0 21600 0 0 Z N"/>
        </draw:custom-shape>
        <draw:custom-shape draw:style-name="gr37" draw:text-style-name="P8" draw:layer="layout" svg:width="1.912cm" svg:height="1.053cm" svg:x="15.586cm" svg:y="12.055cm">
          <text:p text:style-name="P21"><text:span text:style-name="T13">APB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Multiplexage des broches (1)</text:p>
          </draw:text-box>
        </draw:frame>
        <draw:frame presentation:style-name="pr8" draw:text-style-name="P5" draw:layer="layout" svg:width="23.656cm" svg:height="14.385cm" svg:x="3.036cm" svg:y="5cm" presentation:class="outline" presentation:user-transformed="true">
          <draw:text-box>
            <text:list text:style-name="L2">
              <text:list-item>
                <text:p text:style-name="P1">Le coût d'un circuit intégré croît avec le nombre de broches.</text:p>
              </text:list-item>
              <text:list-item>
                <text:p text:style-name="P1">Le circuit AT91x40 utilise ses broches pour contrôler les interfaces </text:p>
              </text:list-item>
              <text:list-item>
                <text:p text:style-name="P1">Le circuit AT91x40 partage les broches du PIO avec les autres interfaces :</text:p>
                <text:list>
                  <text:list-item>
                    <text:p text:style-name="P25">PIO et timer</text:p>
                  </text:list-item>
                  <text:list-item>
                    <text:p text:style-name="P25">PIO et bus externe</text:p>
                  </text:list-item>
                  <text:list-item>
                    <text:p text:style-name="P25">PIO et AIC</text:p>
                  </text:list-item>
                  <text:list-item>
                    <text:p text:style-name="P25">PIO et USART</text:p>
                  </text:list-item>
                </text:list>
              </text:list-item>
              <text:list-item>
                <text:p text:style-name="P25">On parle de multiplexage des broche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Multiplexage des broches (2)</text:p>
          </draw:text-box>
        </draw:frame>
        <draw:frame presentation:style-name="pr8" draw:text-style-name="P26" draw:layer="layout" svg:width="23.656cm" svg:height="13.5cm" svg:x="3.036cm" svg:y="5cm" presentation:class="outline" presentation:user-transformed="true">
          <draw:text-box>
            <text:list text:style-name="L2">
              <text:list-item>
                <text:p text:style-name="P25">Il faut programmer le PIO pour préciser à quoi est connectée chaque broche multiplexée</text:p>
                <text:list>
                  <text:list-item>
                    <text:p text:style-name="P25">aiguillage vers PIO </text:p>
                  </text:list-item>
                  <text:list-item>
                    <text:p text:style-name="P25">ou aiguillage vers une autre interface</text:p>
                  </text:list-item>
                </text:list>
              </text:list-item>
              <text:list-item>
                <text:p text:style-name="P25">Exemple de multiplexage d'une broche en sortie</text:p>
              </text:list-item>
            </text:list>
          </draw:text-box>
        </draw:frame>
        <draw:custom-shape draw:style-name="gr38" draw:text-style-name="P9" draw:layer="layout" svg:width="1.018cm" svg:height="1.98cm" svg:x="14.478cm" svg:y="15.47cm">
          <text:p/>
          <draw:enhanced-geometry svg:viewBox="0 0 21600 21600" draw:type="mso-spt202" draw:enhanced-path="M 0 0 L 21600 0 21600 21600 0 21600 0 0 Z N"/>
        </draw:custom-shape>
        <draw:line draw:style-name="gr39" draw:text-style-name="P14" draw:layer="layout" svg:x1="15.496cm" svg:y1="16.48cm" svg:x2="17.397cm" svg:y2="16.48cm">
          <text:p/>
        </draw:line>
        <draw:custom-shape draw:style-name="gr40" draw:text-style-name="P9" draw:layer="layout" svg:width="1.468cm" svg:height="1.583cm" svg:x="14.478cm" svg:y="13.097cm">
          <text:p/>
          <draw:enhanced-geometry svg:viewBox="0 0 21600 21600" draw:type="mso-spt202" draw:enhanced-path="M 0 0 L 21600 0 21600 21600 0 21600 0 0 Z N"/>
        </draw:custom-shape>
        <draw:line draw:style-name="gr39" draw:text-style-name="P14" draw:layer="layout" svg:x1="15.042cm" svg:y1="14.68cm" svg:x2="15.042cm" svg:y2="15.47cm">
          <text:p/>
        </draw:line>
        <draw:line draw:style-name="gr39" draw:text-style-name="P14" draw:layer="layout" svg:x1="13.124cm" svg:y1="13.437cm" svg:x2="14.482cm" svg:y2="13.437cm">
          <text:p/>
        </draw:line>
        <draw:line draw:style-name="gr39" draw:text-style-name="P14" draw:layer="layout" svg:x1="17.19cm" svg:y1="13.437cm" svg:x2="15.946cm" svg:y2="13.437cm">
          <text:p/>
        </draw:line>
        <draw:line draw:style-name="gr39" draw:text-style-name="P14" draw:layer="layout" svg:x1="15.042cm" svg:y1="17.45cm" svg:x2="15.042cm" svg:y2="18.182cm">
          <text:p/>
        </draw:line>
        <draw:line draw:style-name="gr39" draw:text-style-name="P14" draw:layer="layout" svg:x1="11.5cm" svg:y1="16.1cm" svg:x2="14.5cm" svg:y2="16.1cm">
          <text:p/>
        </draw:line>
        <draw:custom-shape draw:style-name="gr41" draw:text-style-name="P28" draw:layer="layout" svg:width="2.871cm" svg:height="1.015cm" svg:x="13.975cm" svg:y="12.387cm">
          <text:p text:style-name="P27"><text:span text:style-name="T14">Sélection</text:span></text:p>
          <draw:enhanced-geometry svg:viewBox="0 0 21600 21600" draw:type="mso-spt202" draw:enhanced-path="M 0 0 L 21600 0 21600 21600 0 21600 0 0 Z N"/>
        </draw:custom-shape>
        <draw:custom-shape draw:style-name="gr42" draw:text-style-name="P29" draw:layer="layout" svg:width="0.832cm" svg:height="0.748cm" svg:x="14.531cm" svg:y="14.01cm">
          <text:p text:style-name="P7"><text:span text:style-name="T14">Q</text:span></text:p>
          <draw:enhanced-geometry svg:viewBox="0 0 21600 21600" draw:type="mso-spt202" draw:enhanced-path="M 0 0 L 21600 0 21600 21600 0 21600 0 0 Z N"/>
        </draw:custom-shape>
        <draw:custom-shape draw:style-name="gr43" draw:text-style-name="P29" draw:layer="layout" svg:width="0.786cm" svg:height="0.748cm" svg:x="14.411cm" svg:y="13.084cm">
          <text:p text:style-name="P7"><text:span text:style-name="T14">S</text:span></text:p>
          <draw:enhanced-geometry svg:viewBox="0 0 21600 21600" draw:type="mso-spt202" draw:enhanced-path="M 0 0 L 21600 0 21600 21600 0 21600 0 0 Z N"/>
        </draw:custom-shape>
        <draw:custom-shape draw:style-name="gr44" draw:text-style-name="P29" draw:layer="layout" svg:width="0.807cm" svg:height="0.748cm" svg:x="15.289cm" svg:y="13.084cm">
          <text:p text:style-name="P7"><text:span text:style-name="T14">R</text:span></text:p>
          <draw:enhanced-geometry svg:viewBox="0 0 21600 21600" draw:type="mso-spt202" draw:enhanced-path="M 0 0 L 21600 0 21600 21600 0 21600 0 0 Z N"/>
        </draw:custom-shape>
        <draw:g>
          <draw:line draw:style-name="gr45" draw:text-style-name="P14" draw:layer="layout" svg:x1="14.495cm" svg:y1="17.163cm" svg:x2="15.496cm" svg:y2="16.479cm">
            <text:p/>
          </draw:line>
          <draw:line draw:style-name="gr46" draw:text-style-name="P14" draw:layer="layout" svg:x1="14.473cm" svg:y1="15.84cm" svg:x2="15.474cm" svg:y2="16.523cm">
            <text:p/>
          </draw:line>
        </draw:g>
        <draw:custom-shape draw:style-name="gr47" draw:text-style-name="P28" draw:layer="layout" svg:width="3cm" svg:height="1.015cm" svg:x="11.1cm" svg:y="15.388cm">
          <text:p text:style-name="P27"><text:span text:style-name="T14">broche PIO</text:span></text:p>
          <draw:enhanced-geometry svg:viewBox="0 0 21600 21600" draw:type="mso-spt202" draw:enhanced-path="M 0 0 L 21600 0 21600 21600 0 21600 0 0 Z N"/>
        </draw:custom-shape>
        <draw:custom-shape draw:style-name="gr48" draw:text-style-name="P28" draw:layer="layout" svg:width="3.6cm" svg:height="1.015cm" svg:x="11cm" svg:y="16.789cm">
          <text:p text:style-name="P27"><text:span text:style-name="T14">broche</text:span></text:p>
          <text:p text:style-name="P27"><text:span text:style-name="T14"><text:s/></text:span><text:span text:style-name="T14">autre interface</text:span></text:p>
          <draw:enhanced-geometry svg:viewBox="0 0 21600 21600" draw:type="mso-spt202" draw:enhanced-path="M 0 0 L 21600 0 21600 21600 0 21600 0 0 Z N"/>
        </draw:custom-shape>
        <draw:line draw:style-name="gr39" draw:text-style-name="P14" draw:layer="layout" svg:x1="11.5cm" svg:y1="16.9cm" svg:x2="14.5cm" svg:y2="16.9cm">
          <text:p/>
        </draw:line>
        <draw:custom-shape draw:style-name="gr49" draw:text-style-name="P28" draw:layer="layout" svg:width="3.9cm" svg:height="1.015cm" svg:x="16.6cm" svg:y="15.689cm">
          <text:p text:style-name="P27"><text:span text:style-name="T14">broche circui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StarSymbol2" svg:font-family="StarSymbol, 'Arial Unicode MS'" style:font-pitch="variable" style:font-charset="x-symbol"/>
    <style:font-face style:name="StarSymbol1" svg:font-family="StarSymbol, 'Arial Unicode MS'" style:font-family-generic="roman" style:font-pitch="variable" style:font-charset="x-symbol"/>
    <style:font-face style:name="AlBany2" svg:font-family="AlBany" style:font-family-generic="swiss"/>
    <style:font-face style:name="AlBany1" svg:font-family="AlBany" style:font-adornments="Fett" style:font-family-generic="swiss"/>
    <style:font-face style:name="Courier New2" svg:font-family="'Courier New'" style:font-family-generic="modern" style:font-pitch="fixed"/>
    <style:font-face style:name="Arial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HG Mincho Light J" svg:font-family="'HG Mincho Light J'" style:font-pitch="variable"/>
    <style:font-face style:name="StarSymbol4" svg:font-family="StarSymbol, 'Arial Unicode MS'" style:font-pitch="variable"/>
    <style:font-face style:name="Thorndale1" svg:font-family="Thorndale" style:font-pitch="variable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adornments="Fett" style:font-family-generic="swiss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0 400" svg:d="M100 0l100 400h-200z"/>
    <draw:marker draw:name="msArrowEnd_20_5" draw:display-name="msArrowEnd 5" svg:viewBox="0 0 210 210" svg:d="M105 0l105 210h-210z"/>
    <draw:marker draw:name="msArrowEnd_20_9" draw:display-name="msArrowEnd 9" svg:viewBox="0 0 350 350" svg:d="M175 0l175 350h-350z"/>
    <draw:stroke-dash draw:name="Dashed_20__28_var_29__20_1" draw:display-name="Dashed (var) 1" draw:style="rect" draw:dots2="1" draw:dots2-length="0.105cm" draw:distance="0.079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style style:name="standard" style:family="graphic">
      <style:graphic-properties draw:stroke="dash" draw:stroke-dash="Ultrafine_20_Dashed" svg:stroke-width="0cm" svg:stroke-color="#000000" draw:marker-start-width="0.3cm" draw:marker-start-center="false" draw:marker-end-width="0.3cm" draw:marker-end-center="false" draw:fill="none" draw:fill-color="#0000ff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3" fo:font-family="StarSymbol, 'Arial Unicode MS'" style:font-charset="x-symbol" fo:font-size="9pt" fo:language="en" fo:country="US" style:font-name-asian="StarSymbol3" style:font-family-asian="StarSymbol, 'Arial Unicode MS'" style:font-charset-asian="x-symbol" style:language-asian="en" style:country-asian="US" style:font-name-complex="StarSymbol3" style:font-family-complex="StarSymbol, 'Arial Unicode MS'" style:font-charset-complex="x-symbol" style:font-size-complex="9pt"/>
    </style:style>
    <style:style style:name="Preformatted_20_Text" style:display-name="Preformatted Text" style:family="graphic">
      <style:paragraph-properties style:text-autospace="none"/>
      <style:text-properties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language-asian="en" style:country-asian="US" style:font-name-complex="Courier New2" style:font-family-complex="'Courier New'" style:font-family-generic-complex="modern" style:font-pitch-complex="fixed" style:font-size-complex="10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28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6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4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title">
      <style:graphic-properties draw:fill-color="#ffffff" draw:auto-grow-height="false" fo:min-height="3.507cm"/>
    </style:style>
    <style:style style:name="Mpr3" style:family="presentation" style:parent-style-name="lyt-cool-outline1">
      <style:graphic-properties draw:fill-color="#ffffff" draw:auto-grow-height="false" fo:min-height="13.86cm"/>
    </style:style>
    <style:style style:name="Mpr4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5" style:family="presentation" style:parent-style-name="lyt-cool-title">
      <style:graphic-properties draw:fill-color="#ffffff" draw:auto-grow-height="true" fo:min-height="1.104cm"/>
    </style:style>
    <style:style style:name="MP1" style:family="paragraph">
      <loext:graphic-properties draw:fill-color="#dddddd" draw:fill-image-width="1cm" draw:fill-image-height="1cm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/>
    </style:style>
    <style:style style:name="MP4" style:family="paragraph">
      <loext:graphic-properties draw:fill-color="#ffffff"/>
      <style:paragraph-properties fo:margin-left="1.2cm" fo:margin-right="0cm" fo:text-indent="-0.9cm"/>
    </style:style>
    <style:style style:name="MP5" style:family="paragraph">
      <loext:graphic-properties draw:fill-color="#125c8d" draw:fill-image-width="1cm" draw:fill-image-height="1cm"/>
      <style:paragraph-properties fo:text-align="center"/>
    </style:style>
    <style:style style:name="MP6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MT1" style:family="text">
      <style:text-properties fo:font-size="12pt"/>
    </style:style>
    <text:list-style style:name="M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359cm" svg:height="6.613cm" svg:x="3.487cm" svg:y="2.94cm" draw:page-number="1"/>
      <draw:page-thumbnail draw:layer="backgroundobjects" svg:width="9.359cm" svg:height="6.613cm" svg:x="16.852cm" svg:y="2.94cm"/>
      <draw:page-thumbnail draw:layer="backgroundobjects" svg:width="9.359cm" svg:height="6.613cm" svg:x="3.487cm" svg:y="11.445cm"/>
      <draw:page-thumbnail draw:layer="backgroundobjects" svg:width="9.359cm" svg:height="6.613cm" svg:x="16.852cm" svg:y="11.445cm"/>
    </style:handout-master>
    <style:master-page style:name="lyt-cool" style:page-layout-name="PM1" draw:style-name="Mdp1">
      <draw:rect presentation:style-name="Mpr1" draw:text-style-name="MP1" draw:layer="backgroundobjects" svg:width="26.587cm" svg:height="15.488cm" svg:x="2.113cm" svg:y="4.5cm">
        <text:p/>
      </draw:rect>
      <draw:frame presentation:style-name="Mpr2" draw:text-style-name="MP3" draw:layer="backgroundobjects" svg:width="26cm" svg:height="3cm" svg:x="2cm" svg:y="1.5cm" presentation:class="title">
        <draw:text-box>
          <text:p text:style-name="MP2">Cliquez pour éditer le format du texte-titre</text:p>
        </draw:text-box>
      </draw:frame>
      <draw:frame presentation:style-name="Mpr3" draw:text-style-name="MP4" draw:layer="backgroundobjects" svg:width="23.656cm" svg:height="13.5cm" svg:x="3.036cm" svg:y="5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5" draw:layer="backgroundobjects" svg:width="0.499cm" svg:height="2.307cm" svg:x="1cm" svg:y="1cm">
        <text:p/>
      </draw:rect>
      <draw:rect presentation:style-name="Mpr4" draw:text-style-name="MP5" draw:layer="backgroundobjects" svg:width="0.499cm" svg:height="2.307cm" svg:x="1cm" svg:y="6.981cm">
        <text:p/>
      </draw:rect>
      <draw:rect presentation:style-name="Mpr4" draw:text-style-name="MP5" draw:layer="backgroundobjects" svg:width="0.499cm" svg:height="2.307cm" svg:x="1cm" svg:y="3.935cm">
        <text:p/>
      </draw:rect>
      <draw:frame presentation:style-name="Mpr5" draw:text-style-name="MP6" draw:layer="backgroundobjects" svg:width="14.164cm" svg:height="1.104cm" svg:x="8.836cm" svg:y="18.996cm" presentation:class="title" presentation:user-transformed="true">
        <draw:text-box>
          <text:p text:style-name="MP2"><text:span text:style-name="MT1">Centre universitaire JF Champollion – L3 MIA info – Nicolas Garric</text:span></text:p>
        </draw:text-box>
      </draw:frame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0.3$Windows_x86 LibreOffice_project/de093506bcdc5fafd9023ee680b8c60e3e0645d7</meta:generator>
    <dc:description>Arrière-plan gris et couleurs froides</dc:description>
    <meta:initial-creator>nicolas garric</meta:initial-creator>
    <meta:creation-date>2007-01-31T15:18:08</meta:creation-date>
    <dc:date>2015-02-27T18:28:22.015000000</dc:date>
    <meta:editing-cycles>285</meta:editing-cycles>
    <meta:editing-duration>P1DT8H3M25S</meta:editing-duration>
    <meta:document-statistic meta:object-count="129"/>
    <meta:user-defined meta:name="Info 0"/>
    <meta:user-defined meta:name="Info 1"/>
    <meta:user-defined meta:name="Info 2"/>
    <meta:user-defined meta:name="Info 3"/>
  </office:meta>
</office:document-meta>
</file>